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7431in" fo:margin-left="-0.075in" fo:margin-top="0in" fo:margin-bottom="0in" table:align="left" style:writing-mode="lr-tb"/>
    </style:style>
    <style:style style:name="Table1.A" style:family="table-column">
      <style:table-column-properties style:column-width="6.74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431in" fo:margin-left="-0.075in" fo:margin-top="0in" fo:margin-bottom="0in" table:align="left" style:writing-mode="lr-tb"/>
    </style:style>
    <style:style style:name="Table2.A" style:family="table-column">
      <style:table-column-properties style:column-width="6.74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431in" fo:margin-left="-0.075in" fo:margin-top="0in" fo:margin-bottom="0in" table:align="left" style:writing-mode="lr-tb"/>
    </style:style>
    <style:style style:name="Table3.A" style:family="table-column">
      <style:table-column-properties style:column-width="6.74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431in" fo:margin-left="-0.075in" fo:margin-top="0in" fo:margin-bottom="0in" table:align="left" style:writing-mode="lr-tb"/>
    </style:style>
    <style:style style:name="Table4.A" style:family="table-column">
      <style:table-column-properties style:column-width="6.74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431in" fo:margin-left="-0.075in" fo:margin-top="0in" fo:margin-bottom="0in" table:align="left" style:writing-mode="lr-tb"/>
    </style:style>
    <style:style style:name="Table5.A" style:family="table-column">
      <style:table-column-properties style:column-width="6.74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431in" fo:margin-left="-0.075in" fo:margin-top="0in" fo:margin-bottom="0in" table:align="left" style:writing-mode="lr-tb"/>
    </style:style>
    <style:style style:name="Table6.A" style:family="table-column">
      <style:table-column-properties style:column-width="6.74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431in" fo:margin-left="-0.075in" fo:margin-top="0in" fo:margin-bottom="0in" table:align="left" style:writing-mode="lr-tb"/>
    </style:style>
    <style:style style:name="Table7.A" style:family="table-column">
      <style:table-column-properties style:column-width="6.74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431in" fo:margin-left="-0.075in" fo:margin-top="0in" fo:margin-bottom="0in" table:align="left" style:writing-mode="lr-tb"/>
    </style:style>
    <style:style style:name="Table8.A" style:family="table-column">
      <style:table-column-properties style:column-width="6.74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431in" fo:margin-left="-0.075in" fo:margin-top="0in" fo:margin-bottom="0in" table:align="left" style:writing-mode="lr-tb"/>
    </style:style>
    <style:style style:name="Table9.A" style:family="table-column">
      <style:table-column-properties style:column-width="6.743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431in" fo:margin-left="-0.075in" fo:margin-top="0in" fo:margin-bottom="0in" table:align="left" style:writing-mode="lr-tb"/>
    </style:style>
    <style:style style:name="Table10.A" style:family="table-column">
      <style:table-column-properties style:column-width="6.74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7431in" fo:margin-left="-0.075in" fo:margin-top="0in" fo:margin-bottom="0in" table:align="left" style:writing-mode="lr-tb"/>
    </style:style>
    <style:style style:name="Table11.A" style:family="table-column">
      <style:table-column-properties style:column-width="6.74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431in" fo:margin-left="-0.075in" fo:margin-top="0in" fo:margin-bottom="0in" table:align="left" style:writing-mode="lr-tb"/>
    </style:style>
    <style:style style:name="Table12.A" style:family="table-column">
      <style:table-column-properties style:column-width="6.74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431in" fo:margin-left="-0.075in" fo:margin-top="0in" fo:margin-bottom="0in" table:align="left" style:writing-mode="lr-tb"/>
    </style:style>
    <style:style style:name="Table13.A" style:family="table-column">
      <style:table-column-properties style:column-width="6.7431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431in" fo:margin-left="-0.075in" fo:margin-top="0in" fo:margin-bottom="0in" table:align="left" style:writing-mode="lr-tb"/>
    </style:style>
    <style:style style:name="Table14.A" style:family="table-column">
      <style:table-column-properties style:column-width="6.743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7431in" fo:margin-left="-0.075in" fo:margin-top="0in" fo:margin-bottom="0in" table:align="left" style:writing-mode="lr-tb"/>
    </style:style>
    <style:style style:name="Table15.A" style:family="table-column">
      <style:table-column-properties style:column-width="6.743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7431in" fo:margin-left="-0.075in" fo:margin-top="0in" fo:margin-bottom="0in" table:align="left" style:writing-mode="lr-tb"/>
    </style:style>
    <style:style style:name="Table16.A" style:family="table-column">
      <style:table-column-properties style:column-width="6.7431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7431in" fo:margin-left="-0.075in" fo:margin-top="0in" fo:margin-bottom="0in" table:align="left" style:writing-mode="lr-tb"/>
    </style:style>
    <style:style style:name="Table17.A" style:family="table-column">
      <style:table-column-properties style:column-width="6.7431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color="#ff0000" loext:opacity="100%"/>
    </style:style>
    <style:style style:name="P3" style:family="paragraph" style:parent-style-name="Standard">
      <style:paragraph-properties fo:hyphenation-ladder-count="no-limit"/>
      <style:text-properties fo:color="#ff0000" loext:opacity="100%"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left="0.5in" fo:margin-right="0in" fo:hyphenation-ladder-count="no-limit" fo:text-indent="-0.5in" style:auto-text-indent="false"/>
      <style:text-properties fo:color="#ff0000" loext:opacity="100%"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fo:color="#ff0000" loext:opacity="100%" officeooo:rsid="0006a80a" officeooo:paragraph-rsid="0006a80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left="0.5in" fo:margin-right="0in" fo:hyphenation-ladder-count="no-limit" fo:text-indent="-0.5in" style:auto-text-indent="false"/>
      <style:text-properties fo:color="#ff0000" loext:opacity="100%" officeooo:rsid="0006a80a" officeooo:paragraph-rsid="0006a80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hyphenation-ladder-count="no-limit"/>
      <style:text-properties fo:color="#ff0000" loext:opacity="100%" officeooo:rsid="00098886" officeooo:paragraph-rsid="00098886"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left="0.5in" fo:margin-right="0in" fo:hyphenation-ladder-count="no-limit" fo:text-indent="-0.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in" fo:margin-bottom="0in" style:contextual-spacing="false" fo:break-before="page"/>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hyphenation-ladder-count="no-limit"/>
      <style:text-properties style:text-underline-style="solid" style:text-underline-width="auto" style:text-underline-color="font-color"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margin-top="0in" fo:margin-bottom="0in" style:contextual-spacing="false" fo:break-before="page"/>
      <style:text-properties style:text-underline-style="solid" style:text-underline-width="auto" style:text-underline-color="font-color"/>
    </style:style>
    <style:style style:name="P14" style:family="paragraph" style:parent-style-name="Standard">
      <style:text-properties style:text-underline-style="solid" style:text-underline-width="auto" style:text-underline-color="font-color" fo:font-weight="bold" style:font-weight-asian="bold"/>
    </style:style>
    <style:style style:name="P15" style:family="paragraph" style:parent-style-name="Standard">
      <style:text-properties style:font-name="Courier New1" style:font-name-complex="Courier New2"/>
    </style:style>
    <style:style style:name="P16" style:family="paragraph" style:parent-style-name="Standard">
      <style:paragraph-properties fo:hyphenation-ladder-count="no-limit"/>
      <style:text-properties officeooo:rsid="0006a80a" officeooo:paragraph-rsid="0006a80a"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hyphenation-ladder-count="no-limit"/>
      <style:text-properties officeooo:rsid="00098886" officeooo:paragraph-rsid="00098886"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style:text-properties officeooo:rsid="000b0318" officeooo:paragraph-rsid="000b0318" fo:hyphenate="false" fo:hyphenation-remain-char-count="2" fo:hyphenation-push-char-count="2" loext:hyphenation-no-caps="false" loext:hyphenation-no-last-word="false" loext:hyphenation-word-char-count="no-limit" loext:hyphenation-zone="no-limit"/>
    </style:style>
    <style:style style:name="P20" style:family="paragraph" style:parent-style-name="List_20_Paragraph" style:list-style-name="WWNum1"/>
    <style:style style:name="P21" style:family="paragraph" style:parent-style-name="List_20_Paragraph" style:list-style-name="WWNum1">
      <style:paragraph-properties fo:margin-top="0in" fo:margin-bottom="0in" style:contextual-spacing="true"/>
    </style:style>
    <style:style style:name="P22" style:family="paragraph" style:parent-style-name="List_20_Paragraph" style:list-style-name="WWNum1">
      <style:paragraph-properties fo:margin-top="0in" fo:margin-bottom="0in" style:contextual-spacing="true"/>
      <style:text-properties fo:color="#000000" loext:opacity="100%" style:font-name="Times New Roman" style:font-name-asian="Times New Roman1" style:font-name-complex="Times New Roman1"/>
    </style:style>
    <style:style style:name="P23" style:family="paragraph" style:parent-style-name="List_20_Paragraph">
      <style:paragraph-properties fo:margin-top="0in" fo:margin-bottom="0in" style:contextual-spacing="true"/>
      <style:text-properties fo:color="#000000" loext:opacity="100%" style:font-name="Times New Roman" style:font-name-asian="Times New Roman1" style:font-name-complex="Times New Roman1"/>
    </style:style>
    <style:style style:name="P24" style:family="paragraph" style:parent-style-name="List_20_Paragraph" style:master-page-name="">
      <loext:graphic-properties draw:fill="none"/>
      <style:paragraph-properties fo:margin-left="0in" fo:margin-right="0in" fo:margin-top="0in" fo:margin-bottom="0in" style:contextual-spacing="true" fo:text-align="start" style:justify-single-word="false" fo:orphans="2" fo:widows="2" fo:hyphenation-ladder-count="no-limit" fo:text-indent="0in" style:auto-text-indent="false" style:page-number="auto" fo:background-color="transparent" style:writing-mode="lr-tb"/>
      <style:text-properties fo:color="#000000" loext:opacity="100%" style:font-name="Times New Roman" officeooo:rsid="001976af" officeooo:paragraph-rsid="001976af" style:font-name-asian="Times New Roman1" style:font-name-complex="Times New Roman1" fo:hyphenate="false" fo:hyphenation-remain-char-count="2" fo:hyphenation-push-char-count="2" loext:hyphenation-no-caps="false" loext:hyphenation-no-last-word="false" loext:hyphenation-word-char-count="no-limit" loext:hyphenation-zone="no-limit"/>
    </style:style>
    <style:style style:name="P25" style:family="paragraph" style:parent-style-name="List_20_Paragraph">
      <style:paragraph-properties fo:margin-top="0in" fo:margin-bottom="0in" style:contextual-spacing="true"/>
      <style:text-properties fo:color="#000000" loext:opacity="100%" style:font-name="Times New Roman" officeooo:paragraph-rsid="001976af" style:font-name-asian="Times New Roman1" style:font-name-complex="Times New Roman1"/>
    </style:style>
    <style:style style:name="P26" style:family="paragraph" style:parent-style-name="List_20_Paragraph" style:master-page-name="">
      <loext:graphic-properties draw:fill="none"/>
      <style:paragraph-properties fo:margin-left="0in" fo:margin-right="0in" fo:margin-top="0in" fo:margin-bottom="0in" style:contextual-spacing="true" fo:text-align="start" style:justify-single-word="false" fo:orphans="2" fo:widows="2" fo:hyphenation-ladder-count="no-limit" fo:text-indent="0in" style:auto-text-indent="false" style:page-number="auto" fo:background-color="transparent" style:writing-mode="lr-tb"/>
      <style:text-properties fo:color="#000000" loext:opacity="100%" style:font-name="Times New Roman" officeooo:paragraph-rsid="001976af" style:font-name-asian="Times New Roman1" style:font-name-complex="Times New Roman1"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hyphenation-ladder-count="no-limit"/>
      <style:text-properties fo:color="#ff0000" loext:opacity="100%"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hyphenation-ladder-count="no-limit"/>
      <style:text-properties fo:color="#ff0000" loext:opacity="100%" officeooo:rsid="0012243e" officeooo:paragraph-rsid="0012243e"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hyphenation-ladder-count="no-limit"/>
      <style:text-properties fo:color="#ff0000" loext:opacity="100%" officeooo:rsid="0013d2a8" officeooo:paragraph-rsid="0013d2a8"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hyphenation-ladder-count="no-limit"/>
      <style:text-properties fo:color="#ff0000" loext:opacity="100%" officeooo:rsid="0015c7ce" officeooo:paragraph-rsid="0015c7ce"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hyphenation-ladder-count="no-limit"/>
      <style:text-properties fo:color="#ff0000" loext:opacity="100%" officeooo:rsid="0017f7da" officeooo:paragraph-rsid="0017f7da"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paragraph-properties fo:hyphenation-ladder-count="no-limit"/>
      <style:text-properties fo:color="#ff0000" loext:opacity="100%" officeooo:rsid="001976af" officeooo:paragraph-rsid="001976af"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76af" style:font-weight-asian="bold" style:font-weight-complex="bold"/>
    </style:style>
    <style:style style:name="T4" style:family="text">
      <style:text-properties fo:color="#000000" loext:opacity="100%"/>
    </style:style>
    <style:style style:name="T5" style:family="text">
      <style:text-properties fo:color="#000000" loext:opacity="100%" fo:font-weight="bold" style:font-weight-asian="bold"/>
    </style:style>
    <style:style style:name="T6" style:family="text">
      <style:text-properties fo:color="#000000" loext:opacity="100%" style:font-name="Times New Roman" style:font-name-asian="Times New Roman1" style:font-name-complex="Times New Roman1"/>
    </style:style>
    <style:style style:name="T7" style:family="text">
      <style:text-properties fo:color="#000000" loext:opacity="100%" style:font-name="Times New Roman" fo:font-weight="bold" style:font-name-asian="Times New Roman1" style:font-weight-asian="bold" style:font-name-complex="Times New Roman1"/>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font-weight-complex="bold"/>
    </style:style>
    <style:style style:name="T10" style:family="text">
      <style:text-properties style:font-name="Courier New1" fo:font-size="14pt" style:font-size-asian="14pt" style:font-size-complex="14pt" style:font-weight-complex="bold"/>
    </style:style>
    <style:style style:name="T11" style:family="text">
      <style:text-properties style:font-name="Courier New1" style:font-name-complex="Courier New2"/>
    </style:style>
    <style:style style:name="T12" style:family="text">
      <style:text-properties fo:color="#ff0000" loext:opacity="100%"/>
    </style:style>
    <style:style style:name="T13" style:family="text">
      <style:text-properties fo:font-style="italic" style:font-style-asian="italic"/>
    </style:style>
    <style:style style:name="T14" style:family="text">
      <style:text-properties style:font-name="Calibri" style:font-name-complex="Calibri1"/>
    </style:style>
    <style:style style:name="T15" style:family="text">
      <style:text-properties style:text-underline-style="solid" style:text-underline-width="auto" style:text-underline-color="font-color"/>
    </style:style>
    <style:style style:name="T16" style:family="text">
      <style:text-properties fo:color="#222222" loext:opacity="100%" style:font-name="Arial" fo:background-color="#ffffff" loext:char-shading-value="0" style:font-name-complex="Arial1"/>
    </style:style>
    <style:style style:name="T17" style:family="text">
      <style:text-properties fo:color="#222222" loext:opacity="100%" style:font-name="Arial" style:font-name-complex="Arial1"/>
    </style:style>
    <style:style style:name="T18" style:family="text">
      <style:text-properties officeooo:rsid="0006a80a"/>
    </style:style>
    <style:style style:name="T19" style:family="text">
      <style:text-properties officeooo:rsid="00098886"/>
    </style:style>
    <style:style style:name="T20" style:family="text">
      <style:text-properties officeooo:rsid="000b7e81"/>
    </style:style>
    <style:style style:name="T21" style:family="text">
      <style:text-properties officeooo:rsid="000c9d17"/>
    </style:style>
    <style:style style:name="T22" style:family="text">
      <style:text-properties officeooo:rsid="000e8a21"/>
    </style:style>
    <style:style style:name="T23" style:family="text">
      <style:text-properties officeooo:rsid="0012243e"/>
    </style:style>
    <style:style style:name="T24" style:family="text">
      <style:text-properties officeooo:rsid="00171723"/>
    </style:style>
    <style:style style:name="T25" style:family="text">
      <style:text-properties officeooo:rsid="001976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411 pthreads lab<text:tab/><text:tab/><text:tab/><text:tab/>Name: <text:span text:style-name="T18">Tate Murphy</text:span></text:p>
      <text:p text:style-name="Standard">Fall 2025 (AY26)</text:p>
      <text:p text:style-name="Standard">84 points total</text:p>
      <text:p text:style-name="Standard"/>
      <text:p text:style-name="Standard"><text:span text:style-name="T1">Learning Objectives</text:span>: Understand how POSIX threads are created and terminated (rejoined), and their functionality in relation to the OS. <text:line-break/></text:p>
      <text:p text:style-name="Standard"><text:span text:style-name="T5">Instructions</text:span><text:span text:style-name="T4">:</text:span></text:p>
      <text:list text:style-name="WWNum1">
        <text:list-item>
          <text:p text:style-name="P20"><text:span text:style-name="T6">Must be completed on a Linux lab machine. </text:span><text:span text:style-name="T7">Do not use WSL or a VM.</text:span></text:p>
        </text:list-item>
        <text:list-item>
          <text:p text:style-name="P22">Enter each answer in the box or space provided </text:p>
          <text:list>
            <text:list-item>
              <text:p text:style-name="P22">For this lab, you may download this file and type your answers or may NEATLY hand-write your answers. <text:s/>If it’s not easily legible, it’s not correct!</text:p>
            </text:list-item>
          </text:list>
        </text:list-item>
        <text:list-item>
          <text:p text:style-name="P22">Use your own words. <text:s/>Do *not* copy and paste text from elsewhere. </text:p>
        </text:list-item>
        <text:list-item>
          <text:p text:style-name="P22">Deliverables</text:p>
          <text:list>
            <text:list-item>
              <text:p text:style-name="P21"><text:span text:style-name="T7">Hard-copy of this worksheet, </text:span><text:span text:style-name="T6">due at start of class on the due date. <text:s/><text:line-break/></text:span><text:span text:style-name="T7">(</text:span><text:span text:style-name="T6">staple required for full credit</text:span><text:span text:style-name="T7">)</text:span></text:p>
            </text:list-item>
            <text:list-item>
              <text:p text:style-name="P22">For part 2, turn in your prime2.c solution to submit.cs.usna.edu under “lab02_threads”</text:p>
            </text:list-item>
          </text:list>
        </text:list-item>
      </text:list>
      <text:p text:style-name="P25"><text:span text:style-name="T3"/></text:p>
      <text:p text:style-name="P26"><text:span text:style-name="T3">Collaboration</text:span><text:span text:style-name="T25">:</text:span></text:p>
      <text:p text:style-name="P24"><text:tab/>Used Pthreads Library documentation by Oracle to figure out how to create threads and to lock resources. Additionally, used ChatGPT to help me figure out how to return a value other than a void* type from a thread execution function. I asked ChatGPT: “How do I return an int from a thread execution function. How do I cast an int to a void* back to an int?”.</text:p>
      <text:p text:style-name="P23"/>
      <text:p text:style-name="Standard"/>
      <text:p text:style-name="Standard"><text:span text:style-name="T1">Background</text:span>:</text:p>
      <text:p text:style-name="Standard">A “race condition” is when the outcome of a series of operations depends not only on the data, but also on the order of execution – for instance on the relative order in which threads execute<text:line-break/> [we’ll talk more about this later, but you’ll need this definition below].</text:p>
      <text:p text:style-name="Standard"/>
      <text:p text:style-name="P1"><text:span text:style-name="T8">Part 1: </text:span><text:span text:style-name="T10">race.c</text:span></text:p>
      <text:p text:style-name="Standard"/>
      <text:p text:style-name="Standard">(4) Write down a command line that successfully builds <text:span text:style-name="T11">race.c</text:span> into an executable. <text:s/>For all parts of this lab, be sure to include the <text:span text:style-name="T11">-Wall</text:span> flag (turning on these warnings may save you some pain!)</text:p>
      <table:table table:name="Table1" table:style-name="Table1">
        <table:table-column table:style-name="Table1.A"/>
        <table:table-row table:style-name="Table1.1">
          <table:table-cell table:style-name="Table1.A1" office:value-type="string">
            <text:p text:style-name="P5">Gcc -Wall race.c -o race</text:p>
            <text:p text:style-name="P3"/>
            <text:p text:style-name="P3"/>
            <text:p text:style-name="P8"/>
          </table:table-cell>
        </table:table-row>
      </table:table>
      <text:p text:style-name="Standard"/>
      <text:p text:style-name="Standard">(2) Compile and run the program. Run it many times and observe the results. Do the threads always finish the 'race' in the same order? </text:p>
      <table:table table:name="Table2" table:style-name="Table2">
        <table:table-column table:style-name="Table2.A"/>
        <table:table-row table:style-name="Table2.1">
          <table:table-cell table:style-name="Table2.A1" office:value-type="string">
            <text:p text:style-name="P5">No they do not.</text:p>
            <text:p text:style-name="P8"/>
          </table:table-cell>
        </table:table-row>
      </table:table>
      <text:p text:style-name="Standard"/>
      <text:p text:style-name="Standard">(4) Why or why not?</text:p>
      <table:table table:name="Table3" table:style-name="Table3">
        <table:table-column table:style-name="Table3.A"/>
        <table:table-row table:style-name="Table3.1">
          <table:table-cell table:style-name="Table3.A1" office:value-type="string">
            <text:p text:style-name="P6">The threads do not finish in the same order because they are managed by the OS scheduler, which</text:p>
            <text:p text:style-name="P6">creates the order of execution based on the resources available at the time of execution.</text:p>
            <text:p text:style-name="P4"/>
            <text:p text:style-name="P4"/>
            <text:p text:style-name="P9"/>
          </table:table-cell>
        </table:table-row>
      </table:table>
      <text:p text:style-name="Standard"><text:soft-page-break/></text:p>
      <text:p text:style-name="Standard">(4) Does this constitute a 'race condition'? Explain why or why not.</text:p>
      <table:table table:name="Table4" table:style-name="Table4">
        <table:table-column table:style-name="Table4.A"/>
        <table:table-row table:style-name="Table4.1">
          <table:table-cell table:style-name="Table4.A1" office:value-type="string">
            <text:p text:style-name="P5">This does <text:span text:style-name="T19">constitute a race condition because the threads share the same I/O buffers and sockets. This means that the output could be unpredictable due to the OS scheduler switching between threads while they are accessing the shared resource.</text:span></text:p>
            <text:p text:style-name="P3"/>
            <text:p text:style-name="P3"/>
            <text:p text:style-name="P8"/>
          </table:table-cell>
        </table:table-row>
      </table:table>
      <text:p text:style-name="Standard">(2) Does any particular thread always finish the race last? If so, which one?</text:p>
      <table:table table:name="Table5" table:style-name="Table5">
        <table:table-column table:style-name="Table5.A"/>
        <table:table-row table:style-name="Table5.1">
          <table:table-cell table:style-name="Table5.A1" office:value-type="string">
            <text:p text:style-name="P16">Thread 3 will always finish last because the thread function calls sleep() on the thread for 2 seconds, causing it to finish behind every other thread.</text:p>
            <text:p text:style-name="P8"/>
            <text:p text:style-name="P8"/>
            <text:p text:style-name="P8"/>
          </table:table-cell>
        </table:table-row>
      </table:table>
      <text:p text:style-name="Standard"/>
      <text:p text:style-name="Standard">(4) While the “sleepy” thread is waiting to finish, what is the state of the <text:span text:style-name="T13">main</text:span> thread (ready, running, or blocked) at pthread_join()?</text:p>
      <table:table table:name="Table6" table:style-name="Table6">
        <table:table-column table:style-name="Table6.A"/>
        <table:table-row table:style-name="Table6.1">
          <table:table-cell table:style-name="Table6.A1" office:value-type="string">
            <text:p text:style-name="P7">The main thread is in the blocked state.</text:p>
            <text:p text:style-name="P8"/>
          </table:table-cell>
        </table:table-row>
      </table:table>
      <text:p text:style-name="Standard"/>
      <text:p text:style-name="Standard">(4) Why?</text:p>
      <table:table table:name="Table7" table:style-name="Table7">
        <table:table-column table:style-name="Table7.A"/>
        <table:table-row table:style-name="Table7.1">
          <table:table-cell table:style-name="Table7.A1" office:value-type="string">
            <text:p text:style-name="P7">The main thread requires an external event, the sleepy thread finishing, before it can become ready and be run.</text:p>
            <text:p text:style-name="P8"/>
            <text:p text:style-name="P8"/>
          </table:table-cell>
        </table:table-row>
      </table:table>
      <text:p text:style-name="Standard"/>
      <text:p text:style-name="Standard">(4) When the sleepy thread sleeps, do the other threads block, or do they finish on their own?</text:p>
      <table:table table:name="Table8" table:style-name="Table8">
        <table:table-column table:style-name="Table8.A"/>
        <table:table-row table:style-name="Table8.1">
          <table:table-cell table:style-name="Table8.A1" office:value-type="string">
            <text:p text:style-name="P18">The other threads finish on their own.</text:p>
            <text:p text:style-name="P8"/>
          </table:table-cell>
        </table:table-row>
      </table:table>
      <text:p text:style-name="Standard"/>
      <text:p text:style-name="Standard">(4) Based on your answer to the previous question, can the <text:span text:style-name="T11">pthreads</text:span><text:span text:style-name="T14"> </text:span>implementation possibly be a 'pure ULT' strategy? </text:p>
      <table:table table:name="Table9" table:style-name="Table9">
        <table:table-column table:style-name="Table9.A"/>
        <table:table-row table:style-name="Table9.1">
          <table:table-cell table:style-name="Table9.A1" office:value-type="string">
            <text:p text:style-name="P7">No, pthreads cannot be a pure ULT strategy because the other threads finish on their own while another thread in the same process is blocked, which ULT strategy does not support.</text:p>
            <text:p text:style-name="P12"/>
            <text:p text:style-name="P12"/>
            <text:p text:style-name="P12"/>
          </table:table-cell>
        </table:table-row>
      </table:table>
      <text:p text:style-name="Standard"/>
      <text:p text:style-name="Standard">(4) If you run the program often enough, the output formatting will occasionally be skewed -- one <text:span text:style-name="T11">printf()</text:span> statement seems to be interrupting another <text:span text:style-name="T11">printf()</text:span> statement. Explain how this could happen?</text:p>
      <table:table table:name="Table10" table:style-name="Table10">
        <table:table-column table:style-name="Table10.A"/>
        <table:table-row table:style-name="Table10.1">
          <table:table-cell table:style-name="Table10.A1" office:value-type="string">
            <text:p text:style-name="P19">This can happen because the threads share I/O resources <text:span text:style-name="T20">and the thre</text:span><text:span text:style-name="T25">ads do not lock the printf function, which accesses I/O resources, causing the threads to overwrite and interrupt one another as they compete for the shared resource. </text:span></text:p>
            <text:p text:style-name="P8"/>
            <text:p text:style-name="P8"/>
            <text:p text:style-name="P8"/>
            <text:p text:style-name="P8"/>
            <text:p text:style-name="P8"/>
          </table:table-cell>
        </table:table-row>
      </table:table>
      <text:p text:style-name="Standard"/>
      <text:p text:style-name="Standard"/>
      <text:p text:style-name="P13"/>
      <text:p text:style-name="P11"/>
      <text:p text:style-name="P1"><text:span text:style-name="T8">Part 2: Complete </text:span><text:span text:style-name="T9">prime2.c</text:span></text:p>
      <text:p text:style-name="Standard"/>
      <text:p text:style-name="Standard">You are given a basic program, prime1.c, that uses a single thread to iterate over all the integers in a file, and print only those numbers that are prime. For simplicity, the primality test is a basic, non-optimized version that's given for you.</text:p>
      <text:p text:style-name="Standard"/>
      <text:p text:style-name="Standard">- Save a copy of your file <text:span text:style-name="T11">prime1.c</text:span> to a new version, <text:span text:style-name="T11">prime2.c</text:span></text:p>
      <text:p text:style-name="P15"/>
      <text:p text:style-name="Standard">- Compile and run prime2.c (let <text:span text:style-name="T11">a.out</text:span> be the executable). <text:s/>Look at the results and make sure it makes sense. <text:s/>How many prime numbers are found? <text:s/><text:span text:style-name="T21">89 primes</text:span></text:p>
      <text:p text:style-name="Standard"/>
      <text:p text:style-name="Standard">- Read through prime2.c to understand how it works.<text:span text:style-name="T22">q2q</text:span></text:p>
      <text:p text:style-name="Standard"/>
      <text:p text:style-name="Standard">- (20) Follow the TODO directions so that <text:span text:style-name="T11">prime2.c</text:span> executes with three threads instead of one. The threads should divide the labor equally. For example, thread 0 performs a primality test on numbers with array index 0, 3, 6, 9, 12... while thread 1 performs a primality test on numbers with array index 1, 4, 7, 10,… and thread 2 takes numbers with index 2, 5, 8, 11, …. <text:s/>This way, each thread does one third the work. <text:s/>HOWEVER, don’t “hardcode” the number of threads as 3. <text:s/>Your code should work, in a similar way, for any value of NTHREADS (including a value of 1).</text:p>
      <text:p text:style-name="Standard"><text:tab/><text:span text:style-name="T15">Suggestion</text:span>: temporarily change NTHREADS to 1, and get the code working where you simply create one thread and have it call check_primes(). <text:s/>Once this works, save a backup copy, then work on having NTHREADS be 3, and modifying check_primes to divide up the work properly.<text:span text:style-name="T12"> </text:span></text:p>
      <text:p text:style-name="Standard"/>
      <text:p text:style-name="Standard">- When your code is working, run it with three threads. <text:s text:c="2"/>Verify that you still find the same number of primes.</text:p>
      <text:p text:style-name="Standard"/>
      <text:p text:style-name="Standard">- Verify your code also works with NTHREADS set to 8.</text:p>
      <text:p text:style-name="Standard"/>
      <text:p text:style-name="Standard">- Now change NTHREADS back to 1. <text:s/>Verify that you *still* find the same number of primes.</text:p>
      <text:p text:style-name="Standard"/>
      <text:p text:style-name="Standard">- (2) Run this: <text:s/><text:span text:style-name="T11">./a.out | head -3</text:span></text:p>
      <text:p text:style-name="Standard">What are the first three primes that you see? <text:s/>If you run many times, are they always the same?</text:p>
      <table:table table:name="Table11" table:style-name="Table11">
        <table:table-column table:style-name="Table11.A"/>
        <table:table-row table:style-name="Table11.1">
          <table:table-cell table:style-name="Table11.A1" office:value-type="string">
            <text:p text:style-name="P3"><text:span text:style-name="T23">The first three primes are: </text:span>553543, 406313, 376133. <text:span text:style-name="T23">Yes, these are always the same.</text:span></text:p>
            <text:p text:style-name="P3"/>
            <text:p text:style-name="P3"/>
            <text:p text:style-name="P8"/>
          </table:table-cell>
        </table:table-row>
      </table:table>
      <text:p text:style-name="Standard"/>
      <text:p text:style-name="Standard">- (4) Change NTHREADS to 3. Run this: <text:s/><text:span text:style-name="T11">./a.out | head -3</text:span></text:p>
      <text:p text:style-name="Standard">Do this several times. <text:s/>Does your output always stay the same? <text:s/>YES or <text:s text:c="2"/><text:span text:style-name="T2">NO</text:span> <text:s text:c="2"/>(circle one)</text:p>
      <text:p text:style-name="Standard">Explain why what you see makes sense.</text:p>
      <table:table table:name="Table12" table:style-name="Table12">
        <table:table-column table:style-name="Table12.A"/>
        <table:table-row table:style-name="Table12.1">
          <table:table-cell table:style-name="Table12.A1" office:value-type="string">
            <text:p text:style-name="P28">No, the output is not always the same. This is because there are now three threads that are performing the checkprimes() function on the array and they are unpredictable in the order that they run, complete, and print the result to the terminal which is piped to head.</text:p>
            <text:p text:style-name="P3"/>
            <text:p text:style-name="P3"/>
            <text:p text:style-name="P3"/>
            <text:p text:style-name="P8"/>
          </table:table-cell>
        </table:table-row>
      </table:table>
      <text:p text:style-name="Standard"/>
      <text:p text:style-name="Standard"/>
      <text:p text:style-name="P10">You know that you can find primes with one or more threads. <text:s/>Let’s print a helpful summary of those primes. Change NTHREADS to 1, and uncomment the call to printResults(). <text:s/>Compile and run again. Look at the summary of primes that it prints out (at the end).</text:p>
      <text:p text:style-name="Standard"/>
      <text:p text:style-name="Standard">(2) Now, change NTHREADS to 25 and run again. <text:s/>You should see that the summary of primes includes many correct answers, but does NOT look fully correct, despite all of the individual “found” messages for the primes looking fine above. <text:s/>We do NOT care about the order of primes – you are looking for a different sort of problem.<text:line-break/>Describe what <text:span text:style-name="T1">specifically looks</text:span> <text:span text:style-name="T1">wrong</text:span> about the output:<text:bookmark text:name="_Hlk139458013"/></text:p>
      <table:table table:name="Table13" table:style-name="Table13">
        <table:table-column table:style-name="Table13.A"/>
        <table:table-row table:style-name="Table13.1">
          <table:table-cell table:style-name="Table13.A1" office:value-type="string">
            <text:p text:style-name="P29">In the output from printResults(), there are integers with a value of 0 instead of the corresponding prime number.</text:p>
            <text:p text:style-name="P3"/>
            <text:p text:style-name="P3"/>
            <text:p text:style-name="P3"/>
            <text:p text:style-name="P3"/>
          </table:table-cell>
        </table:table-row>
      </table:table>
      <text:p text:style-name="Standard"/>
      <text:p text:style-name="Standard">(4) Explain what (in the program/execution) is going wrong.</text:p>
      <table:table table:name="Table14" table:style-name="Table14">
        <table:table-column table:style-name="Table14.A"/>
        <table:table-row table:style-name="Table14.1">
          <table:table-cell table:style-name="Table14.A1" office:value-type="string">
            <text:p text:style-name="P29">If you only lock the primesFoundCount variable, threads can still write to the primesFound array at once. This causes some indices to be skipped and others to be overwritten because of the order in which the thread execution is scheduled. This problem is more prevalent with an increasing number of threads because the more threads that edit the array unsynchronized, the higher chance there is that they will overwrite eachother or skip values.</text:p>
            <text:p text:style-name="P3"/>
            <text:p text:style-name="P3"/>
            <text:p text:style-name="P3"/>
            <text:p text:style-name="P3"/>
            <text:p text:style-name="P3"/>
            <text:p text:style-name="P3"/>
          </table:table-cell>
        </table:table-row>
      </table:table>
      <text:p text:style-name="Standard"/>
      <text:p text:style-name="Standard">(4) You should be able to <text:span text:style-name="T15">mostly</text:span> fix this problem by making a small change to the check_primes() function. <text:s/>It won’t be perfect – we need to learn about IPC to really fix the problem<text:bookmark text:name="_GoBack"/> – but the frequency of incorrect output should be much less. <text:s text:c="2"/>Go ahead and make the changes, and verify that the problem is fixed. <text:s/>Your new solution must continue to properly have multiple threads simultaneously checking for primes.</text:p>
      <text:p text:style-name="Standard">Describe what you fixed (and include in final prime2.c):<text:bookmark text:name="_Hlk139458094"/></text:p>
      <table:table table:name="Table15" table:style-name="Table15">
        <table:table-column table:style-name="Table15.A"/>
        <table:table-row table:style-name="Table15.1">
          <table:table-cell table:style-name="Table15.A1" office:value-type="string">
            <text:p text:style-name="P30">I moved the pthread_mutex_lock() statement before the check_primes function edits the primesFound array. This makes it so the array cannot be edited by another thread while one thread is editing, ensuring no primes are skipped or overwritten.</text:p>
            <text:p text:style-name="P3"/>
            <text:p text:style-name="P3"/>
            <text:p text:style-name="P3"/>
            <text:p text:style-name="P3"/>
            <text:p text:style-name="P3"/>
            <text:p text:style-name="P3"/>
            <text:p text:style-name="P3"/>
          </table:table-cell>
        </table:table-row>
      </table:table>
      <text:p text:style-name="Standard"/>
      <text:p text:style-name="Standard"/>
      <text:p text:style-name="Standard"/>
      <text:p text:style-name="P10">(4) Now modify prime2.c so that (a) each thread returns back to main() a count of how many primes were found by that particular thread, and (b) in main(), <text:span text:style-name="T15">after</text:span> all threads have completed, you print out the counts for each thread. <text:s/>So your final output might look like this, for 10 threads:</text:p>
      <text:p text:style-name="Standard"><text:span text:style-name="T16">thread 0 found 7 primes</text:span><text:span text:style-name="T17"><text:line-break/></text:span><text:span text:style-name="T16">thread 1 found 7 primes</text:span><text:span text:style-name="T17"><text:line-break/></text:span><text:span text:style-name="T16">thread 2 found 7 primes</text:span><text:span text:style-name="T17"><text:line-break/></text:span><text:span text:style-name="T16">thread 3 found 10 primes</text:span><text:span text:style-name="T17"><text:line-break/></text:span><text:span text:style-name="T16">thread 4 found 8 primes</text:span><text:span text:style-name="T17"><text:line-break/></text:span><text:span text:style-name="T16">thread 5 found 9 primes</text:span><text:span text:style-name="T17"><text:line-break/></text:span><text:span text:style-name="T16">thread 6 found 4 primes</text:span><text:span text:style-name="T17"><text:line-break/></text:span><text:span text:style-name="T16">thread 7 found 11 primes</text:span><text:span text:style-name="T17"><text:line-break/></text:span><text:span text:style-name="T16">thread 8 found 12 primes</text:span><text:span text:style-name="T17"><text:line-break/></text:span><text:span text:style-name="T16">thread 9 found 14 primes</text:span><text:span text:style-name="T17"><text:line-break/></text:span><text:span text:style-name="T16">Found a total of 89 primes.</text:span></text:p>
      <text:p text:style-name="Standard"/>
      <text:p text:style-name="Standard">You may NOT use any global variables as part of solving this task.</text:p>
      <text:p text:style-name="Standard"/>
      <text:p text:style-name="Standard"><text:bookmark-start text:name="_Hlk139457905"/>Nothing to write on this worksheet – just include this updated code in your final prime2.c<text:bookmark-end text:name="_Hlk139457905"/></text:p>
      <text:p text:style-name="P10"><text:s/></text:p>
      <text:p text:style-name="Standard"/>
      <text:p text:style-name="Standard"/>
      <text:p text:style-name="P17">Part 3: Timing Analysis (prime3.c)</text:p>
      <text:p text:style-name="Standard"/>
      <text:p text:style-name="Standard">Your specific machine will matter for this part. <text:s/>Run <text:span text:style-name="T11">hostname</text:span> on your machine and enter the <text:line-break/>result here: lnx1084437govt </text:p>
      <text:p text:style-name="Standard"/>
      <text:p text:style-name="Standard">Make a new file:</text:p>
      <text:p text:style-name="Standard"><text:tab/><text:span text:style-name="T11">cp prime2.c prime3.c</text:span></text:p>
      <text:p text:style-name="Standard"/>
      <text:p text:style-name="Standard">In <text:span text:style-name="T11">prime3.c</text:span>, comment out all the printf statements *except* this one:<text:line-break/> <text:s/><text:span text:style-name="T11">printf ("Found a total of %d primes, here they are…</text:span></text:p>
      <text:p text:style-name="Standard"/>
      <text:p text:style-name="Standard">Run your program 3-4 times with NTHREADS set to 1, and 3-4 times NTHREADS set to 5 (don’t forget to recompile <text:span text:style-name="T11">prime3.c</text:span> each time!). <text:s/>Record the average “real” time when you execute using the “time” command line tool like this: <text:line-break/> <text:s/><text:span text:style-name="T11">time ./a.out</text:span></text:p>
      <text:p text:style-name="Standard">(“real” time is essentially the actual clock time. <text:s/>Replace a.out with name of your executable, if necessary)</text:p>
      <text:p text:style-name="Standard"/>
      <text:p text:style-name="Standard">(2) Average “real” time with 1 thread: <text:span text:style-name="T24">0m 0.078s</text:span></text:p>
      <text:p text:style-name="Standard"/>
      <text:p text:style-name="Standard">(2) Average “real” time with 5 threads: <text:span text:style-name="T24">0m 0.030s</text:span></text:p>
      <text:p text:style-name="Standard"/>
      <text:p text:style-name="Standard"/>
      <text:p text:style-name="Standard">(4) Do your results suggest that your machine has a single core, or multiple cores? <text:s/>Explain</text:p>
      <table:table table:name="Table16" table:style-name="Table16">
        <table:table-column table:style-name="Table16.A"/>
        <table:table-row table:style-name="Table16.1">
          <table:table-cell table:style-name="Table16.A1" office:value-type="string">
            <text:p text:style-name="P31">The results suggest that the machine has multiple cores because the time it takes to run the singlethreaded program is twice as much as running the multithreaded program. This is because the multiple CPU cores are fully utilized in the multithreaded program because the OS scheduler distributes the different threads to their own core to be run concurrently.</text:p>
            <text:p text:style-name="P3"/>
            <text:p text:style-name="P3"/>
            <text:p text:style-name="P3"/>
            <text:p text:style-name="P3"/>
          </table:table-cell>
        </table:table-row>
      </table:table>
      <text:p text:style-name="Standard"/>
      <text:p text:style-name="Standard">(4) Why don't the programs take the exact amount of time every run?</text:p>
      <table:table table:name="Table17" table:style-name="Table17">
        <table:table-column table:style-name="Table17.A"/>
        <table:table-row table:style-name="Table17.1">
          <table:table-cell table:style-name="Table17.A1" office:value-type="string">
            <text:p text:style-name="P32">The programs differ in their runtime even though the executable remains the same because the OS must allocate processing time and resources to the program, which changes constantly. The execution times are generally similar but vary slightly due to changes in the OS environment.</text:p>
            <text:p text:style-name="P3"/>
            <text:p text:style-name="P3"/>
            <text:p text:style-name="P3"/>
            <text:p text:style-name="P3"/>
            <text:p text:style-name="P8"/>
          </table:table-cell>
        </table:table-row>
      </table:table>
      <text:p text:style-name="P2"/>
      <text:p text:style-name="P14">Deliverables</text:p>
      <text:p text:style-name="Standard">- See details on page 1.</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0pt" fo:language="en" fo:country="US" style:letter-kerning="false" style:font-name-asian="WenQuanYi Micro Hei"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0pt" fo:language="en" fo:country="US" style:letter-kerning="false" style:font-name-asian="WenQuanYi Micro Hei" style:font-size-asian="10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Body_20_Text1" style:class="text">
      <style:paragraph-properties fo:margin-top="0.1665in" fo:margin-bottom="0.0835in" style:contextual-spacing="false" fo:hyphenation-ladder-count="no-limit" fo:keep-with-next="always"/>
      <style:text-properties fo:color="#00000a" loext:opacity="100%"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Body_20_Text1"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color="#00000a" loext:opacity="100%" style:font-name="Cambria" fo:font-family="Cambria" style:font-family-generic="roman" style:font-pitch="variable" fo:font-style="italic" style:font-name-asian="WenQuanYi Micro Hei" style:font-family-asian="'WenQuanYi Micro Hei'" style:font-family-generic-asian="system" style:font-pitch-asian="variable" style:font-style-asian="italic" style:font-name-complex="FreeSans" style:font-family-complex="FreeSans" style:font-family-generic-complex="system" style:font-pitch-complex="variable"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color="#00000a" loext:opacity="100%" style:font-name="Cambria" fo:font-family="Cambria" style:font-family-generic="roman" style:font-pitch="variable" style:font-name-asian="WenQuanYi Micro Hei" style:font-family-asian="'WenQuanYi Micro Hei'" style:font-family-generic-asian="system" style:font-pitch-asian="variable" style:font-name-complex="FreeSans" style:font-family-complex="Free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Body_20_Text1" style:display-name="Body Text1" style:family="paragraph" style:parent-style-name="Standard">
      <style:paragraph-properties fo:margin-top="0in" fo:margin-bottom="0.0972in" style:contextual-spacing="false" fo:line-height="120%" fo:hyphenation-ladder-count="no-limit"/>
      <style:text-properties fo:color="#00000a" loext:opacity="100%" style:font-name="Cambria" fo:font-family="Cambria" style:font-family-generic="roman" style:font-pitch="variable" style:font-name-asian="WenQuanYi Micro Hei" style:font-family-asian="'WenQuanYi Micro Hei'" style:font-family-generic-asian="system" style:font-pitch-asian="variable"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hyphenation-ladder-count="no-limit" fo:text-indent="0in" style:auto-text-indent="false"/>
      <style:text-properties fo:color="#00000a" loext:opacity="100%"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20:50:00</meta:creation-date>
    <meta:initial-creator>CDR Michael Bilzor</meta:initial-creator>
    <dc:language>en-US</dc:language>
    <dc:date>2025-09-25T13:19:08.448497843</dc:date>
    <meta:editing-cycles>16</meta:editing-cycles>
    <meta:editing-duration>PT4H31M33S</meta:editing-duration>
    <meta:generator>LibreOffice/24.2.7.2$Linux_X86_64 LibreOffice_project/420$Build-2</meta:generator>
    <meta:document-statistic meta:table-count="17" meta:image-count="0" meta:object-count="0" meta:page-count="6" meta:paragraph-count="83" meta:word-count="1800" meta:character-count="10273" meta:non-whitespace-character-count="8497"/>
    <meta:user-defined meta:name="AppVersion">15.0000</meta:user-defined>
    <meta:user-defined meta:name="Company">NPS</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